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n02 Ausführungszeit in Sekunden</text:p>
          </table:table-cell>
          <table:table-cell/>
          <table:table-cell office:value-type="string">
            <text:p>H=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4" office:value-type="string">
            <text:p>0,008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string">
            <text:p>0,016</text:p>
          </table:table-cell>
          <table:table-cell office:value-type="string">
            <text:p>0,011</text:p>
          </table:table-cell>
          <table:table-cell office:value-type="string">
            <text:p>0,021</text:p>
          </table:table-cell>
          <table:table-cell office:value-type="string">
            <text:p>0,197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0,009</text:p>
          </table:table-cell>
          <table:table-cell office:value-type="string">
            <text:p>0,007</text:p>
          </table:table-cell>
          <table:table-cell office:value-type="string">
            <text:p>0,014</text:p>
          </table:table-cell>
          <table:table-cell office:value-type="string">
            <text:p>0,193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office:value-type="string">
            <text:p>0,012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0,013</text:p>
          </table:table-cell>
          <table:table-cell office:value-type="string">
            <text:p>0,007</text:p>
          </table:table-cell>
          <table:table-cell office:value-type="string">
            <text:p>0,009</text:p>
          </table:table-cell>
          <table:table-cell office:value-type="string">
            <text:p>0,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0,007</text:p>
          </table:table-cell>
          <table:table-cell office:value-type="string">
            <text:p>0,006</text:p>
          </table:table-cell>
          <table:table-cell office:value-type="string">
            <text:p>0,012</text:p>
          </table:table-cell>
          <table:table-cell office:value-type="string">
            <text:p>0,164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2" office:value-type="string">
            <text:p>0,006</text:p>
          </table:table-cell>
          <table:table-cell office:value-type="string">
            <text:p>0,011</text:p>
          </table:table-cell>
          <table:table-cell office:value-type="string">
            <text:p>0,163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0,025</text:p>
          </table:table-cell>
          <table:table-cell office:value-type="string">
            <text:p>0,161</text:p>
          </table:table-cell>
          <table:table-cell office:value-type="string">
            <text:p>0,280</text:p>
          </table:table-cell>
          <table:table-cell office:value-type="string">
            <text:p>4,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0,026</text:p>
          </table:table-cell>
          <table:table-cell office:value-type="string">
            <text:p>0,173</text:p>
          </table:table-cell>
          <table:table-cell office:value-type="string">
            <text:p>0,313</text:p>
          </table:table-cell>
          <table:table-cell office:value-type="string">
            <text:p>4,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string">
            <text:p>0,008</text:p>
          </table:table-cell>
          <table:table-cell office:value-type="string">
            <text:p>0,009</text:p>
          </table:table-cell>
          <table:table-cell office:value-type="string">
            <text:p>0,008</text:p>
          </table:table-cell>
          <table:table-cell office:value-type="string">
            <text:p>0,009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string">
            <text:p>0,075</text:p>
          </table:table-cell>
          <table:table-cell office:value-type="string">
            <text:p>0,026</text:p>
          </table:table-cell>
          <table:table-cell office:value-type="string">
            <text:p>0,023</text:p>
          </table:table-cell>
          <table:table-cell office:value-type="string">
            <text:p>0,0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0,008</text:p>
          </table:table-cell>
          <table:table-cell office:value-type="string">
            <text:p>0,009</text:p>
          </table:table-cell>
          <table:table-cell office:value-type="string">
            <text:p>0,018</text:p>
          </table:table-cell>
          <table:table-cell office:value-type="string">
            <text:p>0,05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3" office:value-type="string">
            <text:p>0,012</text:p>
          </table:table-cell>
          <table:table-cell office:value-type="string">
            <text:p>0,02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0,037</text:p>
          </table:table-cell>
          <table:table-cell office:value-type="string">
            <text:p>0,014</text:p>
          </table:table-cell>
          <table:table-cell office:value-type="string">
            <text:p>0,015</text:p>
          </table:table-cell>
          <table:table-cell office:value-type="string">
            <text:p>0,05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0,006</text:p>
          </table:table-cell>
          <table:table-cell office:value-type="string">
            <text:p>0,008</text:p>
          </table:table-cell>
          <table:table-cell office:value-type="string">
            <text:p>0,015</text:p>
          </table:table-cell>
          <table:table-cell office:value-type="string">
            <text:p>0,055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0,006</text:p>
          </table:table-cell>
          <table:table-cell office:value-type="string">
            <text:p>0,009</text:p>
          </table:table-cell>
          <table:table-cell office:value-type="string">
            <text:p>0,015</text:p>
          </table:table-cell>
          <table:table-cell office:value-type="string">
            <text:p>0,056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0,026</text:p>
          </table:table-cell>
          <table:table-cell office:value-type="string">
            <text:p>0,22</text:p>
          </table:table-cell>
          <table:table-cell office:value-type="string">
            <text:p>0,441</text:p>
          </table:table-cell>
          <table:table-cell office:value-type="string">
            <text:p>1,6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0,026</text:p>
          </table:table-cell>
          <table:table-cell office:value-type="string">
            <text:p>0,23</text:p>
          </table:table-cell>
          <table:table-cell office:value-type="string">
            <text:p>0,512</text:p>
          </table:table-cell>
          <table:table-cell office:value-type="string">
            <text:p>2,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=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=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27</text:p>
          </table:table-cell>
          <table:table-cell table:style-name="ce1" office:value-type="string">
            <text:p>0,00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07</text:p>
          </table:table-cell>
          <table:table-cell table:style-name="ce1" office:value-type="string">
            <text:p>0,002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3</text:p>
          </table:table-cell>
          <table:table-cell table:style-name="ce1" office:value-type="string">
            <text:p>0,003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3</text:p>
          </table:table-cell>
          <table:table-cell table:style-name="ce1" office:value-type="string">
            <text:p>0,00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3</text:p>
          </table:table-cell>
          <table:table-cell table:style-name="ce1" office:value-type="string">
            <text:p>0,003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4</text:p>
          </table:table-cell>
          <table:table-cell table:style-name="ce1" office:value-type="string">
            <text:p>0,0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0,045</text:p>
          </table:table-cell>
          <table:table-cell table:style-name="ce1" office:value-type="string">
            <text:p>0,004</text:p>
          </table:table-cell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5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0,001</text:p>
          </table:table-cell>
        </table:table-row>
        <table:table-row table:style-name="ro1">
          <table:table-cell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office:value-type="string">
            <text:p>H=128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 office:value-type="string">
            <text:p>Thread Zahl=4</text:p>
          </table:table-cell>
          <table:table-cell table:style-name="ce1" office:value-type="string">
            <text:p>Thread Zahl=8</text:p>
          </table:table-cell>
          <table:table-cell table:style-name="ce1"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4" table:style-name="ce1" office:value-type="string">
            <text:p>1,8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string">
            <text:p>3,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3,7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string">
            <text:p>1,8</text:p>
          </table:table-cell>
          <table:table-cell table:style-name="ce1" office:value-type="string">
            <text:p>0,5</text:p>
          </table:table-cell>
          <table:table-cell table:style-name="ce1" office:value-type="string">
            <text:p>0,4</text:p>
          </table:table-cell>
          <table:table-cell table:style-name="ce1" office:value-type="string">
            <text:p>2,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table:style-name="ce1" office:value-type="string">
            <text:p>2,7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string">
            <text:p>2,7</text:p>
          </table:table-cell>
          <table:table-cell table:style-name="ce1" office:value-type="string">
            <text:p>0,7</text:p>
          </table:table-cell>
          <table:table-cell table:style-name="ce1" office:value-type="string">
            <text:p>0,44</text:p>
          </table:table-cell>
          <table:table-cell table:style-name="ce1" office:value-type="string">
            <text:p>2,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string">
            <text:p>1,3</text:p>
          </table:table-cell>
          <table:table-cell table:style-name="ce1" office:value-type="string">
            <text:p>0,4</text:p>
          </table:table-cell>
          <table:table-cell table:style-name="ce1" office:value-type="string">
            <text:p>0,311</text:p>
          </table:table-cell>
          <table:table-cell table:style-name="ce1" office:value-type="string">
            <text:p>2,1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string">
            <text:p>1,1</text:p>
          </table:table-cell>
          <table:table-cell table:style-name="ce1" office:value-type="string">
            <text:p>0,3</text:p>
          </table:table-cell>
          <table:table-cell table:style-name="ce1" office:value-type="string">
            <text:p>0,292</text:p>
          </table:table-cell>
          <table:table-cell table:style-name="ce1" office:value-type="string">
            <text:p>2,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string">
            <text:p>2,1</text:p>
          </table:table-cell>
          <table:table-cell table:style-name="ce1" office:value-type="string">
            <text:p>9,2</text:p>
          </table:table-cell>
          <table:table-cell table:style-name="ce1" office:value-type="string">
            <text:p>16,4</text:p>
          </table:table-cell>
          <table:table-cell table:style-name="ce1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string">
            <text:p>2,0</text:p>
          </table:table-cell>
          <table:table-cell table:style-name="ce1" office:value-type="string">
            <text:p>10,6</text:p>
          </table:table-cell>
          <table:table-cell table:style-name="ce1" office:value-type="string">
            <text:p>18,4</text:p>
          </table:table-cell>
          <table:table-cell table:style-name="ce1" office:value-type="float" office:value="261">
            <text:p>2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4" table:style-name="ce1" office:value-type="string">
            <text:p>1,8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string">
            <text:p>19,7</text:p>
          </table:table-cell>
          <table:table-cell office:value-type="float" office:value="5">
            <text:p>5</text:p>
          </table:table-cell>
          <table:table-cell office:value-type="string">
            <text:p>2,6</text:p>
          </table:table-cell>
          <table:table-cell office:value-type="string">
            <text:p>4,3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1,7</text:p>
          </table:table-cell>
          <table:table-cell office:value-type="string">
            <text:p>0,52</text:p>
          </table:table-cell>
          <table:table-cell office:value-type="string">
            <text:p>0,407</text:p>
          </table:table-cell>
          <table:table-cell office:value-type="string">
            <text:p>1,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4" office:value-type="string">
            <text:p>2,7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8,9</text:p>
          </table:table-cell>
          <table:table-cell office:value-type="string">
            <text:p>2,4</text:p>
          </table:table-cell>
          <table:table-cell office:value-type="string">
            <text:p>1,289</text:p>
          </table:table-cell>
          <table:table-cell office:value-type="string">
            <text:p>2,2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1,104</text:p>
          </table:table-cell>
          <table:table-cell office:value-type="string">
            <text:p>0,37</text:p>
          </table:table-cell>
          <table:table-cell office:value-type="string">
            <text:p>0,316</text:p>
          </table:table-cell>
          <table:table-cell office:value-type="string">
            <text:p>0,9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1,08</text:p>
          </table:table-cell>
          <table:table-cell office:value-type="string">
            <text:p>0,371</text:p>
          </table:table-cell>
          <table:table-cell office:value-type="string">
            <text:p>0,317</text:p>
          </table:table-cell>
          <table:table-cell office:value-type="string">
            <text:p>0,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08">
            <text:p>1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H=256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 office:value-type="string">
            <text:p>Thread Zahl=4</text:p>
          </table:table-cell>
          <table:table-cell table:style-name="ce1" office:value-type="string">
            <text:p>Thread Zahl=8</text:p>
          </table:table-cell>
          <table:table-cell table:style-name="ce1"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3" table:style-name="ce1" office:value-type="float" office:value="27">
            <text:p>27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6,3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6,4</text:p>
          </table:table-cell>
          <table:table-cell table:style-name="ce1" office:value-type="string">
            <text:p>3,7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36,6</text:p>
          </table:table-cell>
          <table:table-cell table:style-name="ce1" office:value-type="string">
            <text:p>36,4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4,8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4,8</text:p>
          </table:table-cell>
          <table:table-cell table:style-name="ce1" office:value-type="string">
            <text:p>2,7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2,3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7">
            <text:p>107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28">
            <text:p>128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3" table:style-name="ce1" office:value-type="float" office:value="27">
            <text:p>27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6">
            <text:p>36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string">
            <text:p>22,5</text:p>
          </table:table-cell>
          <table:table-cell table:style-name="ce1" office:value-type="string">
            <text:p>6,2</text:p>
          </table:table-cell>
          <table:table-cell table:style-name="ce1" office:value-type="string">
            <text:p>3,6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string">
            <text:p>14,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2,4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string">
            <text:p>13,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2,4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66">
            <text:p>166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string">
            <text:p>22,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97">
            <text:p>19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4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59S</meta:editing-duration>
    <meta:editing-cycles>39</meta:editing-cycles>
    <meta:generator>OpenOffice/4.1.1$Win32 OpenOffice.org_project/411m6$Build-9775</meta:generator>
    <dc:date>2016-02-01T14:22:54.34</dc:date>
    <meta:document-statistic meta:table-count="3" meta:cell-count="467" meta:object-count="0"/>
    <meta:user-defined meta:name="Info 1"/>
    <meta:user-defined meta:name="Info 2"/>
    <meta:user-defined meta:name="Info 3"/>
    <meta:user-defined meta:name="Info 4"/>
  </office:meta>
</office:document-meta>
</file>